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C00000324A7F499D7DCA3E2BA.png" manifest:media-type="image/png"/>
  <manifest:file-entry manifest:full-path="Pictures/100000000000056C000003249BCD7081806847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34cm, 0cm, -0.018cm)" draw:image-opacity="100%" style:mirror="non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cm, 0cm, 0cm)" draw:image-opacity="100%" style:mirror="non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bf00" draw:textarea-horizontal-align="justify" draw:textarea-vertical-align="middle" draw:auto-grow-height="false" fo:min-height="0.249cm" fo:min-width="8.714cm" fo:padding-top="0.142cm" fo:padding-bottom="0.142cm" fo:padding-left="0.267cm" fo:padding-right="0.267cm" draw:shadow="visible" draw:shadow-offset-x="0cm" draw:shadow-offset-y="0.071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bf00" draw:textarea-horizontal-align="justify" draw:textarea-vertical-align="middle" draw:auto-grow-height="false" fo:min-height="0.249cm" fo:min-width="8.759cm" fo:padding-top="0.142cm" fo:padding-bottom="0.142cm" fo:padding-left="0.267cm" fo:padding-right="0.267cm" draw:shadow="visible" draw:shadow-offset-x="0cm" draw:shadow-offset-y="0.07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-color="#ffbf00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324cm" svg:height="5.639cm" svg:x="12.752cm" svg:y="1.243cm">
          <draw:image xlink:href="Pictures/100000000000056C000003249BCD7081806847A8.png" xlink:type="simple" xlink:show="embed" xlink:actuate="onLoad" draw:mime-type="image/png">
            <text:p/>
          </draw:image>
        </draw:frame>
        <draw:frame draw:style-name="gr2" draw:text-style-name="P1" draw:layer="layout" svg:width="9.281cm" svg:height="5.635cm" svg:x="3.469cm" svg:y="1.234cm">
          <draw:image xlink:href="Pictures/100000000000056C00000324A7F499D7DCA3E2BA.png" xlink:type="simple" xlink:show="embed" xlink:actuate="onLoad" draw:mime-type="image/png">
            <text:p/>
          </draw:image>
        </draw:frame>
        <draw:custom-shape draw:style-name="gr3" draw:text-style-name="P3" draw:layer="layout" svg:width="9.248cm" svg:height="0.533cm" svg:x="3.489cm" svg:y="6.874cm">
          <text:p text:style-name="P2"><text:span text:style-name="T1">Raw int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9.293cm" svg:height="0.533cm" draw:transform="skewX (-0.00191986217719376) rotate (-0.00174532925199447) translate (12.768cm 6.874cm)">
          <text:p text:style-name="P2"><text:span text:style-name="T1">Smooth intensity (mean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6T10:21:07.653585060</meta:creation-date>
    <dc:date>2024-08-02T13:00:39.026009770</dc:date>
    <meta:editing-duration>PT10M10S</meta:editing-duration>
    <meta:editing-cycles>4</meta:editing-cycles>
    <meta:generator>LibreOffice/7.3.7.2$Linux_X86_64 LibreOffice_project/30$Build-2</meta:generator>
    <meta:document-statistic meta:object-count="4"/>
  </office:meta>
</office:document-meta>
</file>